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3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ource Voltage (Vs) =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rce Resistance (Rs) =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istor Resistance (Ro) =</text:p>
          </table:table-cell>
          <table:table-cell office:value-type="float" office:value="470000" calcext:value-type="float">
            <text:p>470000</text:p>
          </table:table-cell>
        </table:table-row>
        <table:table-row table:style-name="ro1">
          <table:table-cell/>
          <table:table-cell office:value-type="string" calcext:value-type="string">
            <text:p>Thermistor Default Temp (To )=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hermistor Beta (B) =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/>
          <table:table-cell office:value-type="string" calcext:value-type="string">
            <text:p>Lowest Temp (Tl) 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ighest Temp (Th) =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id point temp </text:p>
          </table:table-cell>
          <table:table-cell table:formula="of:=(([.C7]+273) +([.C8] +273))/2"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Ballast Resistor </text:p>
          </table:table-cell>
          <table:table-cell table:formula="of:=[.C4]*EXP([.C6]*((1/([.C11]+273))-(1/([.C5]+273)))) *3" office:value-type="float" office:value="530.168150904685" calcext:value-type="float">
            <text:p>530.16815090468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Desired Temp between Tl and Th (T) =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t </text:p>
          </table:table-cell>
          <table:table-cell table:formula="of:=[.C4]*EXP([.C6]*((1/([.C15]+273))-(1/([.C5]+273))))" office:value-type="float" office:value="80629.3310369997" calcext:value-type="float">
            <text:p>80629.331036999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2:20:23.288000000</meta:creation-date>
    <dc:date>2019-07-24T23:07:28.702000000</dc:date>
    <meta:editing-duration>PT5M33S</meta:editing-duration>
    <meta:editing-cycles>2</meta:editing-cycles>
    <meta:generator>LibreOffice/5.2.7.2$Windows_x86 LibreOffice_project/2b7f1e640c46ceb28adf43ee075a6e8b8439ed10</meta:generator>
    <meta:document-statistic meta:table-count="1" meta:cell-count="21" meta:object-count="0"/>
  </office:meta>
</office:document-meta>
</file>